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cad29" officeooo:paragraph-rsid="000cad29" style:font-size-asian="12.25pt" style:font-size-complex="14pt"/>
    </style:style>
    <style:style style:name="P4" style:family="paragraph" style:parent-style-name="Standard">
      <style:text-properties fo:font-size="14pt" officeooo:rsid="000d2070" officeooo:paragraph-rsid="000d2070" style:font-size-asian="12.25pt" style:font-size-complex="14pt"/>
    </style:style>
    <style:style style:name="P5" style:family="paragraph" style:parent-style-name="Standard">
      <style:text-properties fo:font-size="14pt" officeooo:rsid="000eeac2" officeooo:paragraph-rsid="000eeac2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  <text:p text:style-name="P3">1</text:p>
      <text:p text:style-name="P4">2</text:p>
      <text:p text:style-name="P5">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3T19:11:47.135565023</dc:date>
    <meta:editing-duration>PT3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4" meta:character-count="96" meta:non-whitespace-character-count="88"/>
  </office:meta>
</office:document-meta>
</file>